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EntMent.com and StartupsBoard.com Specification Document (v2.2 FINAL)</text:h>
      <text:h text:outline-level="2">Prompt for Future ChatGPT Development Instructions</text:h>
      <text:p>"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text:p>
      <text:h text:outline-level="2">1. Purpose and Positioning</text:h>
      <text:p>EntMent.com and StartupsBoard.com are twin platforms designed to serve early-stage entrepreneurs and their advisors. They enable local, interest-based chat group formation with a strong emphasis on privacy, transparency, voluntary mentorship, and non-commercial collaboration.</text:p>
      <text:h text:outline-level="2">2. Target Users</text:h>
      <text:p>Ents (Entrepreneurs): Individuals or teams with startup ideas seeking help.</text:p>
      <text:p>Ments (Mentors): Voluntary advisors.</text:p>
      <text:p>Investors: Angel investors as specialized Ments.</text:p>
      <text:h text:outline-level="2">3. Core Features (Minimum Viable Product - Pre-Merger)</text:h>
      <text:p>• Email registration</text:p>
      <text:p>• Role selection (Ent / Ment / Investor)</text:p>
      <text:p>• Chat groups (Ent or Ment owned)</text:p>
      <text:p>• Editable commutable territory (IP-derived circle or custom polygon)</text:p>
      <text:p>• Group moderation by founders and co-leaders</text:p>
      <text:p>• Document templates (pitch decks, NDAs, non-liability templates)</text:p>
      <text:p>• Public/private browsing and chat group participation</text:p>
      <text:h text:outline-level="2">4. Interface Differentiation (UX Strategy)</text:h>
      <text:p>EntMent: playful, cartoonish, pastel UI</text:p>
      <text:p>StartupsBoard: professional, structured, text-based UI</text:p>
      <text:h text:outline-level="2">5. Demo Group</text:h>
      <text:p>Demo chat group with fake users to showcase confidentiality flow and group dynamics.</text:p>
      <text:h text:outline-level="2">6. Privacy and Document Handling</text:h>
      <text:p>Uploads become public unless submitted to a private subgroup.</text:p>
      <text:p>Stage 2 NDA required for sensitive content.</text:p>
      <text:h text:outline-level="2">7. Ment and Ent Dynamics</text:h>
      <text:p>Ment groups: multiple Ments, public strawman advisory doc.</text:p>
      <text:p>Ent groups: single Ent, public pitch deck.</text:p>
      <text:p>Private access based on role and NDA signing.</text:p>
      <text:h text:outline-level="2">8. Investor Role</text:h>
      <text:p>Investors join as special Mentors.</text:p>
      <text:p>Access investment resources.</text:p>
      <text:p>Optional Intent to Donate agreement.</text:p>
      <text:h text:outline-level="2">9. Chat Group Governance</text:h>
      <text:p>Founders lead.</text:p>
      <text:p>Can assign leaders.</text:p>
      <text:p>Deletion requires unanimous leader consent.</text:p>
      <text:h text:outline-level="2">10. Moderation and Monitoring</text:h>
      <text:p>Moderated by group leaders at launch.</text:p>
      <text:p>BeAxa AI stack introduced later.</text:p>
      <text:h text:outline-level="2">11. Resource Library</text:h>
      <text:p>Confidentiality templates, pitch decks, investment guides, governance practices.</text:p>
      <text:h text:outline-level="2">12. Hosting and Location</text:h>
      <text:p>Hosted by GoDaddy.</text:p>
      <text:p>Administered by a Toronto-based user.</text:p>
      <text:h text:outline-level="2">13. User Onboarding Flow</text:h>
      <text:p>Select role, verify email, edit commutable zone polygon, optional LinkedIn and experience tags.</text:p>
      <text:h text:outline-level="2">14. Interactive Map Module</text:h>
      <text:p>Leaflet.js or Mapbox.</text:p>
      <text:p>Editable 8-point polygon.</text:p>
      <text:p>Blur outside area.</text:p>
      <text:p>Public groups highlighted.</text:p>
      <text:h text:outline-level="2">15. Avatar + User Labeling</text:h>
      <text:p>Color-coded avatars: red (Ent), blue (Ment), gold (Investor).</text:p>
      <text:p>Icons for founder, moderator.</text:p>
      <text:h text:outline-level="2">16. Chat System Design</text:h>
      <text:p>WebSocket-based, threaded public chat, flat private chat, emoji, likes, PDF upload.</text:p>
      <text:h text:outline-level="2">17. Notifications &amp; Access Control</text:h>
      <text:p>Notifications for document updates, requests, promotions.</text:p>
      <text:p>Admin dashboard tools.</text:p>
      <text:h text:outline-level="2">18. Group Visibility Rules</text:h>
      <text:p>Public groups are discoverable.</text:p>
      <text:p>Private groups accessed via invite or link.</text:p>
      <text:h text:outline-level="2">19. Visual Design Themes</text:h>
      <text:p>EntMent: soft buttons, hover animations</text:p>
      <text:p>StartupsBoard: tooltips, keyboard nav, grid layout</text:p>
      <text:h text:outline-level="2">20. Planned Post-Merger Feature Enhancements (Phase 2 Roadmap)</text:h>
      <text:p>• User Matching Algorithm (industry, goals, communication style)</text:p>
      <text:p>• Reputation &amp; Contribution Scoring (trust-building, moderation unlocks)</text:p>
      <text:p>• Startup Timeline / Milestone Tracker (shared Gantt-style view)</text:p>
      <text:p>• Project Showcase Zone (public-facing pages for traction)</text:p>
      <text:p>• Virtual Meetups &amp; Calendar Integration (Zoom/Meet plug-in with timezone handling)</text:p>
      <text:p>• In-Chat Polls &amp; Micro-Surveys (for strategic choices and testing slogans, etc.)</text:p>
      <text:p>• Anonymous Question Submissions (low-barrier interaction)</text:p>
      <text:p>• Mentor Pitch Deck Review Mode (tagged structured feedback)</text:p>
      <text:p>• Investor Deal Flow Preferences (notifications based on startup criteria)</text:p>
      <text:p>• Startup Status Labels (e.g., Idea Stage, MVP Ready, Fundraising)</text:p>
      <text:h text:outline-level="2">Planned Content Additions</text:h>
      <text:p>• Startup Knowledge Hub (tools, calculators, guides)</text:p>
      <text:p>• Mentor Academy (recorded sessions or live webinars)</text:p>
      <text:p>• Startup Confessional Series (lessons learned, optionally anonymous)</text:p>
      <text:p>• Monthly Hall of Helpers (mentor recognition)</text:p>
      <text:h text:outline-level="2">Next Steps</text:h>
      <text:p>These upgrades will follow successful MVP testing and the formal merger of the two platforms. Each will be scheduled with appropriate development resources, feedback loops, and usability testing.</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